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7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9:11:43.57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08T19:15:10.228000000</dc:date>
    <meta:editing-duration>PT15H59M31S</meta:editing-duration>
    <meta:editing-cycles>224</meta:editing-cycles>
    <meta:generator>LibreOffice/7.2.4.1$Windows_X86_64 LibreOffice_project/27d75539669ac387bb498e35313b970b7fe9c4f9</meta:generator>
    <meta:document-statistic meta:table-count="1" meta:cell-count="6143" meta:object-count="0"/>
  </office:meta>
</office:document-meta>
</file>